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1pt" officeooo:rsid="00027d75" officeooo:paragraph-rsid="00027d75" style:font-size-asian="9.60000038146973pt" style:font-size-complex="11pt"/>
    </style:style>
    <style:style style:name="P2" style:family="paragraph" style:parent-style-name="Standard">
      <style:text-properties fo:font-size="11pt" officeooo:rsid="000e4b46" officeooo:paragraph-rsid="000e4b46" style:font-size-asian="9.60000038146973pt" style:font-size-complex="11pt"/>
    </style:style>
    <style:style style:name="P3" style:family="paragraph" style:parent-style-name="Standard">
      <style:text-properties fo:font-size="11pt" officeooo:rsid="00156abf" officeooo:paragraph-rsid="00156abf" style:font-size-asian="9.60000038146973pt" style:font-size-complex="11pt"/>
    </style:style>
    <style:style style:name="P4" style:family="paragraph" style:parent-style-name="Standard">
      <style:text-properties officeooo:paragraph-rsid="0017ea7a"/>
    </style:style>
    <style:style style:name="P5" style:family="paragraph" style:parent-style-name="Standard">
      <style:text-properties officeooo:rsid="00209f96" officeooo:paragraph-rsid="00209f96"/>
    </style:style>
    <style:style style:name="P6" style:family="paragraph" style:parent-style-name="Standard">
      <style:text-properties officeooo:paragraph-rsid="0024b100"/>
    </style:style>
    <style:style style:name="P7" style:family="paragraph" style:parent-style-name="Standard">
      <style:text-properties officeooo:rsid="0035b50a" officeooo:paragraph-rsid="0035b50a"/>
    </style:style>
    <style:style style:name="T1" style:family="text">
      <style:text-properties officeooo:rsid="0007da16"/>
    </style:style>
    <style:style style:name="T2" style:family="text">
      <style:text-properties officeooo:rsid="00124695"/>
    </style:style>
    <style:style style:name="T3" style:family="text">
      <style:text-properties officeooo:rsid="0017ea7a"/>
    </style:style>
    <style:style style:name="T4" style:family="text">
      <style:text-properties officeooo:rsid="001a0376"/>
    </style:style>
    <style:style style:name="T5" style:family="text">
      <style:text-properties fo:font-size="11pt" style:font-size-asian="9.60000038146973pt" style:font-size-complex="11pt"/>
    </style:style>
    <style:style style:name="T6" style:family="text">
      <style:text-properties fo:font-size="11pt" officeooo:rsid="0017ea7a" style:font-size-asian="9.60000038146973pt" style:font-size-complex="11pt"/>
    </style:style>
    <style:style style:name="T7" style:family="text">
      <style:text-properties fo:font-size="11pt" officeooo:rsid="001a0376" style:font-size-asian="9.60000038146973pt" style:font-size-complex="11pt"/>
    </style:style>
    <style:style style:name="T8" style:family="text">
      <style:text-properties fo:font-size="11pt" officeooo:rsid="002b488e" style:font-size-asian="9.60000038146973pt" style:font-size-complex="11pt"/>
    </style:style>
    <style:style style:name="T9" style:family="text">
      <style:text-properties fo:font-size="11pt" officeooo:rsid="0024b100" style:font-size-asian="9.60000038146973pt" style:font-size-complex="11pt"/>
    </style:style>
    <style:style style:name="T10" style:family="text">
      <style:text-properties fo:font-size="11pt" officeooo:rsid="002cde82" style:font-size-asian="9.60000038146973pt" style:font-size-complex="11pt"/>
    </style:style>
    <style:style style:name="T11" style:family="text">
      <style:text-properties fo:font-size="11pt" officeooo:rsid="00316b43" style:font-size-asian="9.60000038146973pt" style:font-size-complex="11pt"/>
    </style:style>
    <style:style style:name="T12" style:family="text">
      <style:text-properties officeooo:rsid="002b488e"/>
    </style:style>
    <style:style style:name="T13" style:family="text">
      <style:text-properties officeooo:rsid="00316b4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rchitecture:</text:p>
      <text:p text:style-name="P1"/>
      <text:p text:style-name="P1">Naive Bayes Classifier with occurrence <text:span text:style-name="T1">of word as indicator. The work flow is as follow:</text:span></text:p>
      <text:p text:style-name="P1">- <text:span text:style-name="T4">preproccessor</text:span></text:p>
      <text:p text:style-name="P2">1. process training set to obtain <text:span text:style-name="T2">each word’s frequency in each class</text:span></text:p>
      <text:p text:style-name="P3">2. generate a sorted list based on each word’s <text:span text:style-name="T3">overall</text:span> frequency <text:span text:style-name="T3">despite classes</text:span></text:p>
      <text:p text:style-name="P4"><text:span text:style-name="T6">3. </text:span><text:span text:style-name="T7">append each word’s class purity to the sorted list</text:span></text:p>
      <text:p text:style-name="P5"><text:span text:style-name="T7">4. </text:span><text:span text:style-name="T5">pick words based on each word’s class purity and frequency rank</text:span></text:p>
      <text:p text:style-name="P5"><text:span text:style-name="T5">- Nbclassifier</text:span></text:p>
      <text:p text:style-name="P5"><text:span text:style-name="T5">1. constructed by providing a list of word choice and a smoothing factor</text:span></text:p>
      <text:p text:style-name="P6"><text:span text:style-name="T9">2. </text:span><text:span text:style-name="T8">calculate each word’s probability </text:span><text:span text:style-name="T11">of appearing</text:span><text:span text:style-name="T8"> </text:span><text:span text:style-name="T10">in t</text:span><text:span text:style-name="T11">erms of</text:span><text:span text:style-name="T10"> </text:span><text:span text:style-name="T11">class</text:span></text:p>
      <text:p text:style-name="P7"><text:span text:style-name="T11">3. 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5-12T11:04:32.301279535</meta:creation-date>
    <dc:date>2020-05-12T11:15:58.492568508</dc:date>
    <meta:editing-duration>PT11M20S</meta:editing-duration>
    <meta:editing-cycles>14</meta:editing-cycles>
    <meta:generator>LibreOffice/6.3.3.2.0$Linux_X86_64 LibreOffice_project/30$Build-2</meta:generator>
    <meta:document-statistic meta:table-count="0" meta:image-count="0" meta:object-count="0" meta:page-count="1" meta:paragraph-count="11" meta:word-count="92" meta:character-count="540" meta:non-whitespace-character-count="458"/>
  </office:meta>
</office:document-meta>
</file>